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in" fo:margin-bottom="0in" loext:contextual-spacing="false" fo:line-height="150%"/>
    </style:style>
    <style:style style:name="P3" style:family="paragraph" style:parent-style-name="Standard">
      <style:paragraph-properties fo:margin-top="0in" fo:margin-bottom="0in" loext:contextual-spacing="false" fo:line-height="150%" fo:text-align="center" style:justify-single-word="false"/>
    </style:style>
    <style:style style:name="P4" style:family="paragraph" style:parent-style-name="Standard">
      <style:paragraph-properties fo:margin-top="0in" fo:margin-bottom="0in" loext:contextual-spacing="false" fo:line-height="150%"/>
      <style:text-properties fo:font-size="14pt" fo:font-weight="bold" style:font-size-asian="14pt" style:font-weight-asian="bold" style:font-size-complex="14pt"/>
    </style:style>
    <style:style style:name="P5" style:family="paragraph" style:parent-style-name="Standard">
      <style:paragraph-properties fo:margin-top="0in" fo:margin-bottom="0in" loext:contextual-spacing="false" fo:line-height="150%"/>
      <style:text-properties fo:font-weight="bold" style:font-weight-asian="bold"/>
    </style:style>
    <style:style style:name="P6" style:family="paragraph" style:parent-style-name="Standard">
      <style:paragraph-properties fo:margin-top="0in" fo:margin-bottom="0in" loext:contextual-spacing="false" fo:line-height="150%" fo:break-before="page"/>
    </style:style>
    <style:style style:name="P7" style:family="paragraph" style:parent-style-name="Standard" style:master-page-name="Standard">
      <style:paragraph-properties fo:margin-top="0in" fo:margin-bottom="0in" loext:contextual-spacing="false" fo:line-height="150%" fo:text-align="center" style:justify-single-word="false" style:page-number="1"/>
    </style:style>
    <style:style style:name="P8" style:family="paragraph" style:parent-style-name="Frame_20_contents">
      <style:paragraph-properties fo:margin-left="0in" fo:margin-right="0in" fo:margin-top="0in" fo:margin-bottom="0.111in" loext:contextual-spacing="false" fo:line-height="0.3335in" fo:text-align="start" style:justify-single-word="false" fo:text-indent="0in" style:auto-text-indent="false"/>
    </style:style>
    <style:style style:name="P9" style:family="paragraph" style:parent-style-name="Frame_20_contents">
      <style:paragraph-properties fo:margin-left="0in" fo:margin-right="0in" fo:margin-top="0in" fo:margin-bottom="0.111in" loext:contextual-spacing="false" fo:line-height="0.3335in" fo:text-align="start" style:justify-single-word="false" fo:text-indent="0in" style:auto-text-indent="false"/>
      <style:text-properties style:use-window-font-color="true"/>
    </style:style>
    <style:style style:name="P10" style:family="paragraph">
      <loext:graphic-properties draw:fill="solid" draw:fill-color="#ffffff"/>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4" style:family="text">
      <style:text-properties fo:font-variant="normal" fo:text-transform="none" fo:color="#000000" style:text-line-through-style="none" style:text-line-through-type="none" style:text-position="0% 100%" style:font-name="Times New Roman" fo:font-size="12pt" fo:font-style="normal" fo:font-weight="bold" style:font-name-asian="Times New Roman1" style:font-size-asian="12pt" style:font-style-asian="normal" style:font-weight-asian="bold" style:font-name-complex="Times New Roman1"/>
    </style:style>
    <style:style style:name="gr1" style:family="graphic" style:parent-style-name="Frame">
      <style:graphic-properties draw:stroke="solid" svg:stroke-width="0.0102in" svg:stroke-color="#000000" draw:stroke-linejoin="round" draw:fill="solid" draw:fill-color="#ffffff" draw:textarea-vertical-align="top" draw:auto-grow-height="false" fo:min-height="0.2409in" fo:min-width="1.3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02in" svg:stroke-color="#000000" draw:stroke-linejoin="round" draw:fill="solid" draw:fill-color="#ffffff" draw:textarea-vertical-align="top" draw:auto-grow-height="false" fo:min-height="0.2409in" fo:min-width="1.3236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102in" svg:stroke-color="#000000" draw:stroke-linejoin="round" draw:fill="solid" draw:fill-color="#ffffff" draw:textarea-vertical-align="top" draw:auto-grow-height="false" fo:min-height="0.2409in" fo:min-width="3.307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102in" svg:stroke-color="#000000" draw:stroke-linejoin="round" draw:fill="solid" draw:fill-color="#ffffff" draw:textarea-vertical-align="top" draw:auto-grow-height="false" fo:min-height="2.6846in" fo:min-width="6.7591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5" style:family="graphic" style:parent-style-name="Frame">
      <style:graphic-properties draw:stroke="solid" svg:stroke-width="0.0102in" svg:stroke-color="#000000" draw:stroke-linejoin="round" draw:fill="solid" draw:fill-color="#ffffff" draw:textarea-vertical-align="top" draw:auto-grow-height="false" fo:min-height="4.3807in" fo:min-width="7.0374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6" style:family="graphic" style:parent-style-name="Frame">
      <style:graphic-properties draw:stroke="solid" svg:stroke-width="0.0102in" svg:stroke-color="#000000" draw:stroke-linejoin="round" draw:fill="solid" draw:fill-color="#ffffff" draw:textarea-vertical-align="top" draw:auto-grow-height="false" fo:min-height="2.0984in" fo:min-width="6.1071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7" style:family="graphic" style:parent-style-name="Frame">
      <style:graphic-properties draw:stroke="solid" svg:stroke-width="0.0102in" svg:stroke-color="#000000" draw:stroke-linejoin="round" draw:fill="solid" draw:fill-color="#ffffff" draw:textarea-vertical-align="top" draw:auto-grow-height="false" fo:min-height="3.111in" fo:min-width="6.1071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8" style:family="graphic" style:parent-style-name="Frame">
      <style:graphic-properties draw:stroke="solid" svg:stroke-width="0.0102in" svg:stroke-color="#000000" draw:stroke-linejoin="round" draw:fill="solid" draw:fill-color="#ffffff" draw:textarea-vertical-align="top" draw:auto-grow-height="false" fo:min-height="3.6937in" fo:min-width="6.1071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9" style:family="graphic" style:parent-style-name="Frame">
      <style:graphic-properties draw:stroke="solid" svg:stroke-width="0.0102in" svg:stroke-color="#000000" draw:stroke-linejoin="round" draw:fill="solid" draw:fill-color="#ffffff" draw:textarea-vertical-align="top" draw:auto-grow-height="false" fo:min-height="1.6717in" fo:min-width="6.1071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10" style:family="graphic" style:parent-style-name="Frame">
      <style:graphic-properties draw:stroke="solid" svg:stroke-width="0.0102in" svg:stroke-color="#000000" draw:stroke-linejoin="round" draw:fill="solid" draw:fill-color="#ffffff" draw:textarea-vertical-align="top" draw:auto-grow-height="false" fo:min-height="1.8071in" fo:min-width="6.1071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mplementation of a Machine Learning Algorithm on Automotive Price Data</text:span></text:p>
      <text:p text:style-name="P3"><text:span text:style-name="T1">AIM100 - Lab 1 Template</text:span></text:p>
      <text:p text:style-name="P4"/>
      <text:p text:style-name="P2"/>
      <text:p text:style-name="P2"><text:span text:style-name="T2">Section 2.1</text:span>: </text:p>
      <text:p text:style-name="P2"><text:span text:style-name="T2">Create a 3-sentence summary on what you learned about Linear Regression. (10 points)</text:span></text:p>
      <text:p text:style-name="P2"><draw:custom-shape text:anchor-type="as-char" draw:z-index="13" draw:style-name="gr4" draw:text-style-name="P10" svg:width="6.9587in" svg:height="2.7843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text:span text:style-name="T2">Section 2.2:</text:span></text:p>
      <text:p text:style-name="P2"><text:span text:style-name="T2">Record the feature weights for: (5 points)</text:span></text:p>
      <text:p text:style-name="P5"><draw:custom-shape text:anchor-type="paragraph" draw:z-index="12" draw:name="Image1" draw:style-name="gr2" draw:text-style-name="P10" svg:width="1.5232in" svg:height="0.3406in" svg:x="1.111in" svg:y="0.222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Hours Studied:</text:span></text:p>
      <text:p text:style-name="P5"><draw:custom-shape text:anchor-type="paragraph" draw:z-index="11" draw:name="Image2" draw:style-name="gr2" draw:text-style-name="P10" svg:width="1.5232in" svg:height="0.3406in" svg:x="0.4028in" svg:y="0.2083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Bias: </text:span></text:p>
      <text:p text:style-name="P2"><text:s/></text:p>
      <text:p text:style-name="P2"><text:span text:style-name="T2">(continued next page)</text:span></text:p>
      <text:p text:style-name="P1"/>
      <text:p text:style-name="P6"><text:span text:style-name="T2">Draw a graph of the selected feature weight. B = bias, m = feature weight of hours studied.</text:span></text:p>
      <text:p text:style-name="P2"><text:span text:style-name="T2">Label the axis, x - hours studied, y - grades.</text:span></text:p>
      <text:p text:style-name="P2"><text:span text:style-name="T2">Plot 5 data points on the graph from our dataset (5 points)</text:span></text:p>
      <text:p text:style-name="P2"><draw:custom-shape text:anchor-type="as-char" draw:z-index="14" draw:style-name="gr5" draw:text-style-name="P10" svg:width="7.237in" svg:height="4.4803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2">Write a paragraph on how well the model predicted the grades of students compared to test dataset. Why do you think the prediction is off? Can you relate it to the formula? (5 points)</text:span></text:p>
      <text:p text:style-name="Standard"><draw:custom-shape text:anchor-type="as-char" draw:z-index="15" draw:style-name="gr6" draw:text-style-name="P10" svg:width="6.3067in" svg:height="2.198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Section 2.3:</text:span></text:p>
      <text:p text:style-name="P1"><draw:custom-shape text:anchor-type="paragraph" draw:z-index="10" draw:name="Image3" draw:style-name="gr2" draw:text-style-name="P10" svg:width="1.5232in" svg:height="0.3406in" svg:x="0.5138in" svg:y="0.4307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2">MAE:</text:span></text:p>
      <text:p text:style-name="Standard"><text:span text:style-name="T2">Remarks on the value of MAE, lower the better. How well did your model do? What are cases where the MAE being as low as possible is critical? (5 points)</text:span></text:p>
      <text:p text:style-name="Standard"><draw:custom-shape text:anchor-type="as-char" draw:z-index="16" draw:style-name="gr7" draw:text-style-name="P10" svg:width="6.3067in" svg:height="3.2106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continued next page)</text:span></text:p>
      <text:p text:style-name="P1"/>
      <text:p text:style-name="P6"><text:span text:style-name="T2">Section 3.1:</text:span></text:p>
      <text:p text:style-name="P2"><text:span text:style-name="T2">Screenshot of Automotive Price Data Linear Regression Model: (5 points)</text:span></text:p>
      <text:p text:style-name="Standard"><draw:custom-shape text:anchor-type="as-char" draw:z-index="17" draw:style-name="gr8" draw:text-style-name="P10" svg:width="6.3067in" svg:height="3.7933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9" draw:name="Image4" draw:style-name="gr2" draw:text-style-name="P10" svg:width="1.5232in" svg:height="0.3406in" svg:x="1.3752in" svg:y="0.4165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Record 3 feature weights that the trained model used: (5 points)</text:span></text:p>
      <text:p text:style-name="Standard"><draw:custom-shape text:anchor-type="paragraph" draw:z-index="8" draw:name="Image5" draw:style-name="gr2" draw:text-style-name="P10" svg:width="1.5232in" svg:height="0.3406in" svg:x="1.3752in" svg:y="0.4165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Feature Weight 1:</text:span></text:p>
      <text:p text:style-name="Standard"><draw:custom-shape text:anchor-type="paragraph" draw:z-index="7" draw:name="Image6" draw:style-name="gr2" draw:text-style-name="P10" svg:width="1.5232in" svg:height="0.3406in" svg:x="1.3752in" svg:y="0.4165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Feature Weight 2:</text:span></text:p>
      <text:p text:style-name="Standard"><text:span text:style-name="T2">Feature Weight 3:</text:span></text:p>
      <text:p text:style-name="Standard"><draw:custom-shape text:anchor-type="paragraph" draw:z-index="6" draw:name="Image7" draw:style-name="gr3" draw:text-style-name="P10" svg:width="3.5067in" svg:height="0.3406in" svg:x="1.3752in" svg:y="0.4028in"><text:p text:style-name="P8"><text:span text:style-name="T3"><text:tab/><text:tab/><text:tab/> <text:s/></text:span><text:span text:style-name="T4">v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Record 3 examples of real price vs predicted price determine by the model: (5 points)</text:span></text:p>
      <text:p text:style-name="Standard"><draw:custom-shape text:anchor-type="paragraph" draw:z-index="5" draw:name="Image8" draw:style-name="gr3" draw:text-style-name="P10" svg:width="3.5067in" svg:height="0.3406in" svg:x="1.3752in" svg:y="0.4028in"><text:p text:style-name="P8"><text:span text:style-name="T3"><text:tab/><text:tab/><text:tab/> <text:s/></text:span><text:span text:style-name="T4">v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Real vs Predict 1:</text:span></text:p>
      <text:p text:style-name="Standard"><draw:custom-shape text:anchor-type="paragraph" draw:z-index="4" draw:name="Image9" draw:style-name="gr3" draw:text-style-name="P10" svg:width="3.5067in" svg:height="0.3406in" svg:x="1.3752in" svg:y="0.4307in"><text:p text:style-name="P8"><text:span text:style-name="T3"><text:tab/><text:tab/><text:tab/> <text:s/></text:span><text:span text:style-name="T4">v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Real vs Predict 2:</text:span></text:p>
      <text:p text:style-name="Standard"><text:span text:style-name="T2">Real vs Predict 3:</text:span></text:p>
      <text:p text:style-name="P1"/>
      <text:p text:style-name="Standard"><text:span text:style-name="T2">Remarks on the model performance on price vs real, 2 sentences. (5 points)</text:span></text:p>
      <text:p text:style-name="Standard"><draw:custom-shape text:anchor-type="paragraph" draw:z-index="3" draw:name="Image10" draw:style-name="gr2" draw:text-style-name="P10" svg:width="1.5232in" svg:height="0.3406in" svg:x="0.5138in" svg:y="2.25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18" draw:style-name="gr9" draw:text-style-name="P10" svg:width="6.3067in" svg:height="1.7713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2">MAE:</text:span></text:p>
      <text:p text:style-name="Standard"><text:span text:style-name="T2">Remarks on the MAE and what it says about the performance of the model, 2 sentences. (5 points)</text:span></text:p>
      <text:p text:style-name="Standard"><draw:custom-shape text:anchor-type="as-char" draw:z-index="19" draw:style-name="gr10" draw:text-style-name="P10" svg:width="6.3067in" svg:height="1.9067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2" draw:name="Image11" draw:style-name="gr1" draw:text-style-name="P10" svg:width="1.5232in" svg:height="0.3406in" svg:x="3.5555in" svg:y="0.4028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Feedback. (Not-Required)</text:span></text:p>
      <text:p text:style-name="Standard"><draw:custom-shape text:anchor-type="paragraph" draw:z-index="1" draw:name="Image12" draw:style-name="gr1" draw:text-style-name="P10" svg:width="1.5232in" svg:height="0.3406in" svg:x="3.5555in" svg:y="0.4028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How would you rate this lab overall from 1 to 5? </text:span></text:p>
      <text:p text:style-name="Standard"><draw:custom-shape text:anchor-type="paragraph" draw:z-index="0" draw:name="Image13" draw:style-name="gr1" draw:text-style-name="P10" svg:width="1.5232in" svg:height="0.3406in" svg:x="3.6945in" svg:y="0.4028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How many hours did you spend on this lab? </text:span></text:p>
      <text:p text:style-name="Standard"><text:span text:style-name="T2">How well was the lab stated? (5 being well stated) </text:span></text:p>
      <text:p text:style-name="Standard"><text:span text:style-name="T2">Any feedback? (criticism or approval welcomed):</text:span></text:p>
      <text:p text:style-name="P1"/>
      <text:p text:style-name="Standard"><text:span text:style-name="T2">Submission Instructions:</text:span></text:p>
      <text:p text:style-name="Standard"><text:span text:style-name="T2">Submit this document or scans that are used in this document.</text:span></text:p>
      <text:p text:style-name="Standard"><text:span text:style-name="T2">Use your name-Lab1- Semester (Spring/Summer/Fall) Year as the title.</text:span></text:p>
      <text:p text:style-name="Standard"><text:span text:style-name="T2">Example: John Doe – Lab 1 – Spring 202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2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316" meta:character-count="1792" meta:non-whitespace-character-count="1494"/>
    <meta:generator>LibreOfficeDev/6.0.5.2$Linux_X86_64 LibreOffice_project/</meta:generator>
  </office:meta>
</office:document-meta>
</file>